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6.19125cm" style:use-optimal-column-width="true"/>
    </style:style>
    <style:style style:name="co3" style:family="table-column">
      <style:table-column-properties fo:break-before="auto" style:column-width="4.524375cm" style:use-optimal-column-width="true"/>
    </style:style>
    <style:style style:name="co4" style:family="table-column">
      <style:table-column-properties fo:break-before="auto" style:column-width="4.048125cm" style:use-optimal-column-width="true"/>
    </style:style>
    <style:style style:name="co5" style:family="table-column">
      <style:table-column-properties fo:break-before="auto" style:column-width="4.15395833333333cm" style:use-optimal-column-width="true"/>
    </style:style>
    <style:style style:name="co6" style:family="table-column">
      <style:table-column-properties fo:break-before="auto" style:column-width="4.18041666666667cm" style:use-optimal-column-width="true"/>
    </style:style>
    <style:style style:name="co7" style:family="table-column">
      <style:table-column-properties fo:break-before="auto" style:column-width="6.37645833333333cm" style:use-optimal-column-width="true"/>
    </style:style>
    <style:style style:name="co8" style:family="table-column">
      <style:table-column-properties fo:break-before="auto" style:column-width="2.35479166666667cm" style:use-optimal-column-width="true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4.47145833333333cm"/>
    </style:style>
    <style:style style:name="co13" style:family="table-column">
      <style:table-column-properties fo:break-before="auto" style:column-width="4.20687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k16_updat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16370" table:default-cell-style-name="ce1"/>
        <table:table-row table:style-name="ro1">
          <table:table-cell office:value-type="string" table:style-name="ce2">
            <text:p>Batch size</text:p>
          </table:table-cell>
          <table:table-cell table:number-columns-repeated="8" table:style-name="ce1"/>
          <table:table-cell table:number-columns-repeated="5" table:style-name="ce3"/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8" table:style-name="ce1"/>
          <table:table-cell table:number-columns-repeated="5" table:style-name="ce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Part ID</text:p>
          </table:table-cell>
          <table:table-cell office:value-type="string" table:style-name="ce4">
            <text:p>Part Desc</text:p>
          </table:table-cell>
          <table:table-cell office:value-type="string" table:style-name="ce4">
            <text:p>Vendor Part No.</text:p>
          </table:table-cell>
          <table:table-cell office:value-type="string" table:style-name="ce4">
            <text:p>Vendor source location</text:p>
          </table:table-cell>
          <table:table-cell office:value-type="string" table:style-name="ce4">
            <text:p>Manufacturer Part No.</text:p>
          </table:table-cell>
          <table:table-cell office:value-type="string" table:style-name="ce4">
            <text:p>Manufacturer Name</text:p>
          </table:table-cell>
          <table:table-cell office:value-type="string" table:style-name="ce4">
            <text:p>Part Value</text:p>
          </table:table-cell>
          <table:table-cell office:value-type="string" table:style-name="ce4">
            <text:p>Package/Case</text:p>
          </table:table-cell>
          <table:table-cell office:value-type="string" table:style-name="ce4">
            <text:p>QTY on board</text:p>
          </table:table-cell>
          <table:table-cell office:value-type="string" table:style-name="ce5">
            <text:p>1-9 Vendor Pricing</text:p>
          </table:table-cell>
          <table:table-cell office:value-type="string" table:style-name="ce5">
            <text:p>10-24 Vendor Pricing</text:p>
          </table:table-cell>
          <table:table-cell office:value-type="string" table:style-name="ce5">
            <text:p>25-99 Vendor Pricing</text:p>
          </table:table-cell>
          <table:table-cell office:value-type="string" table:style-name="ce5">
            <text:p>&gt;=100 Vendor Pricing</text:p>
          </table:table-cell>
          <table:table-cell office:value-type="string" table:style-name="ce5">
            <text:p>Extended Pricing for board batch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1-U16</text:p>
          </table:table-cell>
          <table:table-cell office:value-type="string" table:style-name="ce6">
            <text:p>Avalon ASIC chip</text:p>
          </table:table-cell>
          <table:table-cell office:value-type="string" table:style-name="ce6">
            <text:p>AVALON</text:p>
          </table:table-cell>
          <table:table-cell office:value-type="string" table:style-name="ce6">
            <text:p>AVALON</text:p>
          </table:table-cell>
          <table:table-cell office:value-type="string" table:style-name="ce6">
            <text:p>Avalon A256</text:p>
          </table:table-cell>
          <table:table-cell office:value-type="string" table:style-name="ce6">
            <text:p>Avalon</text:p>
          </table:table-cell>
          <table:table-cell table:style-name="ce6"/>
          <table:table-cell office:value-type="string" table:style-name="ce6">
            <text:p>QFN48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7">
            <text:p>$11,00</text:p>
          </table:table-cell>
          <table:table-cell office:value-type="float" office:value="11" table:style-name="ce7">
            <text:p>$11,00</text:p>
          </table:table-cell>
          <table:table-cell office:value-type="float" office:value="11" table:style-name="ce7">
            <text:p>$11,00</text:p>
          </table:table-cell>
          <table:table-cell office:value-type="float" office:value="11" table:style-name="ce7">
            <text:p>$11,00</text:p>
          </table:table-cell>
          <table:table-cell office:value-type="float" office:value="0" table:formula="msoxl:=IF(($A$2*I5)&lt;10,($A$2*I5)*J5,IF(($A$2*I5)&lt;25,($A$2*I5)*K5,IF(($A$2*I5)&lt;=99,($A$2*I5)*L5,IF(($A$2*I5)&gt;=100,($A$2*I5)*M5))))" table:style-name="ce7">
            <text:p>$0,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17</text:p>
          </table:table-cell>
          <table:table-cell office:value-type="string" table:style-name="ce6">
            <text:p>USB Micro Controller</text:p>
          </table:table-cell>
          <table:table-cell office:value-type="string" table:style-name="ce6">
            <text:p>579-PIC16LF1459-I/SS</text:p>
          </table:table-cell>
          <table:table-cell office:value-type="string" table:style-name="ce6">
            <text:p>mouser.com</text:p>
          </table:table-cell>
          <table:table-cell office:value-type="string" table:style-name="ce8">
            <text:p>PIC16LF1459-I/SS</text:p>
          </table:table-cell>
          <table:table-cell office:value-type="string" table:style-name="ce6">
            <text:p>Microchip</text:p>
          </table:table-cell>
          <table:table-cell table:style-name="ce6"/>
          <table:table-cell office:value-type="string" table:style-name="ce6">
            <text:p>SSOP-20</text:p>
          </table:table-cell>
          <table:table-cell office:value-type="float" office:value="1" table:style-name="ce6">
            <text:p>1</text:p>
          </table:table-cell>
          <table:table-cell office:value-type="float" office:value="1.94" table:style-name="ce7">
            <text:p>$1,94</text:p>
          </table:table-cell>
          <table:table-cell office:value-type="float" office:value="1.62" table:style-name="ce7">
            <text:p>$1,62</text:p>
          </table:table-cell>
          <table:table-cell office:value-type="float" office:value="1.48" table:style-name="ce7">
            <text:p>$1,48</text:p>
          </table:table-cell>
          <table:table-cell office:value-type="float" office:value="1.34" table:style-name="ce7">
            <text:p>$1,34</text:p>
          </table:table-cell>
          <table:table-cell office:value-type="float" office:value="1.94" table:formula="msoxl:=IF(($A$2*I6)&lt;10,($A$2*I6)*J6,IF(($A$2*I6)&lt;25,($A$2*I6)*K6,IF(($A$2*I6)&lt;=99,($A$2*I6)*L6,IF(($A$2*I6)&gt;=100,($A$2*I6)*M6))))" table:style-name="ce7">
            <text:p>$1,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18-19</text:p>
          </table:table-cell>
          <table:table-cell office:value-type="string" table:style-name="ce6">
            <text:p>1.0V, 16A Buck Step Down Regulator</text:p>
          </table:table-cell>
          <table:table-cell office:value-type="string" table:style-name="ce6">
            <text:p>942-IR3895MTR1PBF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IR3895MTR1PBF</text:p>
          </table:table-cell>
          <table:table-cell office:value-type="string" table:style-name="ce6">
            <text:p>International Rectifier</text:p>
          </table:table-cell>
          <table:table-cell office:value-type="string" table:style-name="ce6">
            <text:p>16A</text:p>
          </table:table-cell>
          <table:table-cell office:value-type="string" table:style-name="ce6">
            <text:p>PQFN-16 (5x6)</text:p>
          </table:table-cell>
          <table:table-cell office:value-type="float" office:value="2" table:style-name="ce6">
            <text:p>2</text:p>
          </table:table-cell>
          <table:table-cell office:value-type="float" office:value="4.6900000000000004" table:style-name="ce7">
            <text:p>$4,69</text:p>
          </table:table-cell>
          <table:table-cell office:value-type="float" office:value="2.7" table:style-name="ce7">
            <text:p>$2,70</text:p>
          </table:table-cell>
          <table:table-cell office:value-type="float" office:value="2.7" table:style-name="ce7">
            <text:p>$2,70</text:p>
          </table:table-cell>
          <table:table-cell office:value-type="float" office:value="2.5499999999999998" table:style-name="ce7">
            <text:p>$2,55</text:p>
          </table:table-cell>
          <table:table-cell office:value-type="float" office:value="9.3800000000000008" table:formula="msoxl:=IF(($A$2*I7)&lt;10,($A$2*I7)*J7,IF(($A$2*I7)&lt;25,($A$2*I7)*K7,IF(($A$2*I7)&lt;=99,($A$2*I7)*L7,IF(($A$2*I7)&gt;=100,($A$2*I7)*M7))))" table:style-name="ce7">
            <text:p>$9,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0</text:p>
          </table:table-cell>
          <table:table-cell office:value-type="string" table:style-name="ce6">
            <text:p>3.3V, 2A Buck Step Down Regulator</text:p>
          </table:table-cell>
          <table:table-cell office:value-type="string" table:style-name="ce6">
            <text:p>579-MCP16322T-330ENG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MCP16322T-330E/NG</text:p>
          </table:table-cell>
          <table:table-cell office:value-type="string" table:style-name="ce6">
            <text:p>Microchip Technology</text:p>
          </table:table-cell>
          <table:table-cell office:value-type="string" table:style-name="ce6">
            <text:p>3.3V@2A</text:p>
          </table:table-cell>
          <table:table-cell office:value-type="string" table:style-name="ce6">
            <text:p>VQFN-16</text:p>
          </table:table-cell>
          <table:table-cell office:value-type="float" office:value="1" table:style-name="ce6">
            <text:p>1</text:p>
          </table:table-cell>
          <table:table-cell office:value-type="float" office:value="1.86" table:style-name="ce7">
            <text:p>$1,86</text:p>
          </table:table-cell>
          <table:table-cell office:value-type="float" office:value="1.55" table:style-name="ce7">
            <text:p>$1,55</text:p>
          </table:table-cell>
          <table:table-cell office:value-type="float" office:value="1.29" table:style-name="ce7">
            <text:p>$1,29</text:p>
          </table:table-cell>
          <table:table-cell office:value-type="float" office:value="1.18" table:style-name="ce7">
            <text:p>$1,18</text:p>
          </table:table-cell>
          <table:table-cell office:value-type="float" office:value="1.86" table:formula="msoxl:=IF(($A$2*I8)&lt;10,($A$2*I8)*J8,IF(($A$2*I8)&lt;25,($A$2*I8)*K8,IF(($A$2*I8)&lt;=99,($A$2*I8)*L8,IF(($A$2*I8)&gt;=100,($A$2*I8)*M8))))" table:style-name="ce7">
            <text:p>$1,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1,U25</text:p>
          </table:table-cell>
          <table:table-cell office:value-type="string" table:style-name="ce6">
            <text:p>Dual Schmitt Trigger Inverter</text:p>
          </table:table-cell>
          <table:table-cell office:value-type="string" table:style-name="ce6">
            <text:p>863-NL27WZ14DFT2G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NL27WZ14DFT2G</text:p>
          </table:table-cell>
          <table:table-cell office:value-type="string" table:style-name="ce6">
            <text:p>On Semi.</text:p>
          </table:table-cell>
          <table:table-cell table:style-name="ce6"/>
          <table:table-cell office:value-type="string" table:style-name="ce6">
            <text:p>SOT-363</text:p>
          </table:table-cell>
          <table:table-cell office:value-type="float" office:value="2" table:style-name="ce6">
            <text:p>2</text:p>
          </table:table-cell>
          <table:table-cell office:value-type="float" office:value="0.44" table:style-name="ce7">
            <text:p>$0,44</text:p>
          </table:table-cell>
          <table:table-cell office:value-type="float" office:value="0.26" table:style-name="ce7">
            <text:p>$0,26</text:p>
          </table:table-cell>
          <table:table-cell office:value-type="float" office:value="0.20799999999999999" table:style-name="ce7">
            <text:p>$0,21</text:p>
          </table:table-cell>
          <table:table-cell office:value-type="float" office:value="0.124" table:style-name="ce7">
            <text:p>$0,12</text:p>
          </table:table-cell>
          <table:table-cell office:value-type="float" office:value="0.88" table:formula="msoxl:=IF(($A$2*I9)&lt;10,($A$2*I9)*J9,IF(($A$2*I9)&lt;25,($A$2*I9)*K9,IF(($A$2*I9)&lt;=99,($A$2*I9)*L9,IF(($A$2*I9)&gt;=100,($A$2*I9)*M9))))" table:style-name="ce7">
            <text:p>$0,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2,U23</text:p>
          </table:table-cell>
          <table:table-cell office:value-type="string" table:style-name="ce6">
            <text:p>1.0V, 1A LDO Regulator</text:p>
          </table:table-cell>
          <table:table-cell office:value-type="string" table:style-name="ce6">
            <text:p>863-NCP694D10HT1G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NCP694D10HT1G</text:p>
          </table:table-cell>
          <table:table-cell office:value-type="string" table:style-name="ce6">
            <text:p>On Semi.</text:p>
          </table:table-cell>
          <table:table-cell office:value-type="string" table:style-name="ce6">
            <text:p>1.0V, 1A</text:p>
          </table:table-cell>
          <table:table-cell office:value-type="string" table:style-name="ce6">
            <text:p>SOT-89-5</text:p>
          </table:table-cell>
          <table:table-cell office:value-type="float" office:value="2" table:style-name="ce6">
            <text:p>2</text:p>
          </table:table-cell>
          <table:table-cell office:value-type="float" office:value="1.67" table:style-name="ce7">
            <text:p>$1,67</text:p>
          </table:table-cell>
          <table:table-cell office:value-type="float" office:value="1.35" table:style-name="ce7">
            <text:p>$1,35</text:p>
          </table:table-cell>
          <table:table-cell office:value-type="float" office:value="1.35" table:style-name="ce7">
            <text:p>$1,35</text:p>
          </table:table-cell>
          <table:table-cell office:value-type="float" office:value="1.08" table:style-name="ce7">
            <text:p>$1,08</text:p>
          </table:table-cell>
          <table:table-cell office:value-type="float" office:value="3.34" table:formula="msoxl:=IF(($A$2*I10)&lt;10,($A$2*I10)*J10,IF(($A$2*I10)&lt;25,($A$2*I10)*K10,IF(($A$2*I10)&lt;=99,($A$2*I10)*L10,IF(($A$2*I10)&gt;=100,($A$2*I10)*M10))))" table:style-name="ce7">
            <text:p>$3,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4</text:p>
          </table:table-cell>
          <table:table-cell office:value-type="string" table:style-name="ce6">
            <text:p>Dual NOR Gate</text:p>
          </table:table-cell>
          <table:table-cell office:value-type="string" table:style-name="ce6">
            <text:p>771-AUP2G02DC125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74AUP2G02DC,125</text:p>
          </table:table-cell>
          <table:table-cell office:value-type="string" table:style-name="ce6">
            <text:p>NXP</text:p>
          </table:table-cell>
          <table:table-cell office:value-type="string" table:style-name="ce6">
            <text:p>1.8V</text:p>
          </table:table-cell>
          <table:table-cell office:value-type="string" table:style-name="ce6">
            <text:p>SOT-765-1</text:p>
          </table:table-cell>
          <table:table-cell office:value-type="float" office:value="1" table:style-name="ce6">
            <text:p>1</text:p>
          </table:table-cell>
          <table:table-cell office:value-type="float" office:value="0.21" table:style-name="ce7">
            <text:p>$0,21</text:p>
          </table:table-cell>
          <table:table-cell office:value-type="float" office:value="0.21" table:style-name="ce7">
            <text:p>$0,21</text:p>
          </table:table-cell>
          <table:table-cell office:value-type="float" office:value="0.19700000000000001" table:style-name="ce7">
            <text:p>$0,20</text:p>
          </table:table-cell>
          <table:table-cell office:value-type="float" office:value="0.186" table:style-name="ce7">
            <text:p>$0,19</text:p>
          </table:table-cell>
          <table:table-cell office:value-type="float" office:value="0.21" table:formula="msoxl:=IF(($A$2*I11)&lt;10,($A$2*I11)*J11,IF(($A$2*I11)&lt;25,($A$2*I11)*K11,IF(($A$2*I11)&lt;=99,($A$2*I11)*L11,IF(($A$2*I11)&gt;=100,($A$2*I11)*M11))))" table:style-name="ce7">
            <text:p>$0,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X1</text:p>
          </table:table-cell>
          <table:table-cell office:value-type="string" table:style-name="ce6">
            <text:p>Oscillator</text:p>
          </table:table-cell>
          <table:table-cell office:value-type="string" table:style-name="ce6">
            <text:p>815-ASDMB-25MHZ-L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ASDMB-25.000MHZ-LC-T</text:p>
          </table:table-cell>
          <table:table-cell office:value-type="string" table:style-name="ce6">
            <text:p>Abracon</text:p>
          </table:table-cell>
          <table:table-cell office:value-type="string" table:style-name="ce6">
            <text:p>25MHz</text:p>
          </table:table-cell>
          <table:table-cell office:value-type="string" table:style-name="ce6">
            <text:p>QFN4</text:p>
          </table:table-cell>
          <table:table-cell office:value-type="float" office:value="1" table:style-name="ce6">
            <text:p>1</text:p>
          </table:table-cell>
          <table:table-cell office:value-type="float" office:value="1.46" table:style-name="ce7">
            <text:p>$1,46</text:p>
          </table:table-cell>
          <table:table-cell office:value-type="float" office:value="1.22" table:style-name="ce7">
            <text:p>$1,22</text:p>
          </table:table-cell>
          <table:table-cell office:value-type="float" office:value="1.1499999999999999" table:style-name="ce7">
            <text:p>$1,15</text:p>
          </table:table-cell>
          <table:table-cell office:value-type="float" office:value="0.97199999999999998" table:style-name="ce7">
            <text:p>$0,97</text:p>
          </table:table-cell>
          <table:table-cell office:value-type="float" office:value="1.46" table:formula="msoxl:=IF(($A$2*I12)&lt;10,($A$2*I12)*J12,IF(($A$2*I12)&lt;25,($A$2*I12)*K12,IF(($A$2*I12)&lt;=99,($A$2*I12)*L12,IF(($A$2*I12)&gt;=100,($A$2*I12)*M12))))" table:style-name="ce7">
            <text:p>$1,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Q1</text:p>
          </table:table-cell>
          <table:table-cell office:value-type="string" table:style-name="ce6">
            <text:p>N-Channel MOSFET</text:p>
          </table:table-cell>
          <table:table-cell office:value-type="string" table:style-name="ce6">
            <text:p>512-NDS351AN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NDS351AN</text:p>
          </table:table-cell>
          <table:table-cell office:value-type="string" table:style-name="ce6">
            <text:p>Fairchild</text:p>
          </table:table-cell>
          <table:table-cell office:value-type="string" table:style-name="ce6">
            <text:p>1.4A, 30V</text:p>
          </table:table-cell>
          <table:table-cell office:value-type="string" table:style-name="ce6">
            <text:p>SSOT-3</text:p>
          </table:table-cell>
          <table:table-cell office:value-type="float" office:value="1" table:style-name="ce6">
            <text:p>1</text:p>
          </table:table-cell>
          <table:table-cell office:value-type="float" office:value="0.55000000000000004" table:style-name="ce7">
            <text:p>$0,55</text:p>
          </table:table-cell>
          <table:table-cell office:value-type="float" office:value="0.32200000000000001" table:style-name="ce7">
            <text:p>$0,32</text:p>
          </table:table-cell>
          <table:table-cell office:value-type="float" office:value="0.32200000000000001" table:style-name="ce7">
            <text:p>$0,32</text:p>
          </table:table-cell>
          <table:table-cell office:value-type="float" office:value="0.152" table:style-name="ce7">
            <text:p>$0,15</text:p>
          </table:table-cell>
          <table:table-cell office:value-type="float" office:value="0.55000000000000004" table:formula="msoxl:=IF(($A$2*I13)&lt;10,($A$2*I13)*J13,IF(($A$2*I13)&lt;25,($A$2*I13)*K13,IF(($A$2*I13)&lt;=99,($A$2*I13)*L13,IF(($A$2*I13)&gt;=100,($A$2*I13)*M13))))" table:style-name="ce7">
            <text:p>$0,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6">
            <text:p>Red LED (Data)</text:p>
          </table:table-cell>
          <table:table-cell office:value-type="string" table:style-name="ce6">
            <text:p>78-VLMS1300-GS08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LMS1300-GS08</text:p>
          </table:table-cell>
          <table:table-cell office:value-type="string" table:style-name="ce6">
            <text:p>Vishay</text:p>
          </table:table-cell>
          <table:table-cell office:value-type="string" table:style-name="ce6">
            <text:p>2V, 20mA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7.1999999999999995E-2" table:style-name="ce7">
            <text:p>$0,07</text:p>
          </table:table-cell>
          <table:table-cell office:value-type="float" office:value="7.1999999999999995E-2" table:style-name="ce7">
            <text:p>$0,07</text:p>
          </table:table-cell>
          <table:table-cell office:value-type="float" office:value="6.6000000000000003E-2" table:style-name="ce7">
            <text:p>$0,07</text:p>
          </table:table-cell>
          <table:table-cell office:value-type="float" office:value="0.08" table:formula="msoxl:=IF(($A$2*I14)&lt;10,($A$2*I14)*J14,IF(($A$2*I14)&lt;25,($A$2*I14)*K14,IF(($A$2*I14)&lt;=99,($A$2*I14)*L14,IF(($A$2*I14)&gt;=100,($A$2*I14)*M14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6">
            <text:p>Green LED (Power)</text:p>
          </table:table-cell>
          <table:table-cell office:value-type="string" table:style-name="ce6">
            <text:p>78-VLMG1300-GS08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LMG1300-GS08</text:p>
          </table:table-cell>
          <table:table-cell office:value-type="string" table:style-name="ce6">
            <text:p>Vishay</text:p>
          </table:table-cell>
          <table:table-cell office:value-type="string" table:style-name="ce6">
            <text:p>2V, 20mA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7.5999999999999998E-2" table:style-name="ce7">
            <text:p>$0,08</text:p>
          </table:table-cell>
          <table:table-cell office:value-type="float" office:value="7.5999999999999998E-2" table:style-name="ce7">
            <text:p>$0,08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0.08" table:formula="msoxl:=IF(($A$2*I15)&lt;10,($A$2*I15)*J15,IF(($A$2*I15)&lt;25,($A$2*I15)*K15,IF(($A$2*I15)&lt;=99,($A$2*I15)*L15,IF(($A$2*I15)&gt;=100,($A$2*I15)*M15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6">
            <text:p>Schottky Diodes &amp; Rectifiers</text:p>
          </table:table-cell>
          <table:table-cell office:value-type="string" table:style-name="ce6">
            <text:p>78-SL02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SL02-GS08</text:p>
          </table:table-cell>
          <table:table-cell office:value-type="string" table:style-name="ce6">
            <text:p>Vishay Semiconductors</text:p>
          </table:table-cell>
          <table:table-cell office:value-type="string" table:style-name="ce6">
            <text:p>1A, 30V</text:p>
          </table:table-cell>
          <table:table-cell office:value-type="string" table:style-name="ce6">
            <text:p>DO-219AB</text:p>
          </table:table-cell>
          <table:table-cell office:value-type="float" office:value="1" table:style-name="ce6">
            <text:p>1</text:p>
          </table:table-cell>
          <table:table-cell office:value-type="float" office:value="0.22" table:style-name="ce7">
            <text:p>$0,22</text:p>
          </table:table-cell>
          <table:table-cell office:value-type="float" office:value="0.19" table:style-name="ce7">
            <text:p>$0,19</text:p>
          </table:table-cell>
          <table:table-cell office:value-type="float" office:value="0.19" table:style-name="ce7">
            <text:p>$0,19</text:p>
          </table:table-cell>
          <table:table-cell office:value-type="float" office:value="0.17" table:style-name="ce7">
            <text:p>$0,17</text:p>
          </table:table-cell>
          <table:table-cell office:value-type="float" office:value="0.22" table:formula="msoxl:=IF(($A$2*I16)&lt;10,($A$2*I16)*J16,IF(($A$2*I16)&lt;25,($A$2*I16)*K16,IF(($A$2*I16)&lt;=99,($A$2*I16)*L16,IF(($A$2*I16)&gt;=100,($A$2*I16)*M16))))" table:style-name="ce7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1-2</text:p>
          </table:table-cell>
          <table:table-cell office:value-type="string" table:style-name="ce6">
            <text:p>Power Inductor, Low DCR, 18A</text:p>
          </table:table-cell>
          <table:table-cell office:value-type="string" table:style-name="ce6">
            <text:p>580-38L361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38L361C</text:p>
          </table:table-cell>
          <table:table-cell office:value-type="string" table:style-name="ce6">
            <text:p>Murata Power Solutions</text:p>
          </table:table-cell>
          <table:table-cell office:value-type="string" table:style-name="ce6">
            <text:p>0.360uH 10x10</text:p>
          </table:table-cell>
          <table:table-cell office:value-type="string" table:style-name="ce6">
            <text:p>SMD/SMT</text:p>
          </table:table-cell>
          <table:table-cell office:value-type="float" office:value="2" table:style-name="ce6">
            <text:p>2</text:p>
          </table:table-cell>
          <table:table-cell office:value-type="float" office:value="1.62" table:style-name="ce7">
            <text:p>$1,62</text:p>
          </table:table-cell>
          <table:table-cell office:value-type="float" office:value="1.45" table:style-name="ce7">
            <text:p>$1,45</text:p>
          </table:table-cell>
          <table:table-cell office:value-type="float" office:value="1.36" table:style-name="ce7">
            <text:p>$1,36</text:p>
          </table:table-cell>
          <table:table-cell office:value-type="float" office:value="1.29" table:style-name="ce7">
            <text:p>$1,29</text:p>
          </table:table-cell>
          <table:table-cell office:value-type="float" office:value="3.24" table:formula="msoxl:=IF(($A$2*I17)&lt;10,($A$2*I17)*J17,IF(($A$2*I17)&lt;25,($A$2*I17)*K17,IF(($A$2*I17)&lt;=99,($A$2*I17)*L17,IF(($A$2*I17)&gt;=100,($A$2*I17)*M17))))" table:style-name="ce7">
            <text:p>$3,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3</text:p>
          </table:table-cell>
          <table:table-cell office:value-type="string" table:style-name="ce6">
            <text:p>Power Inductor</text:p>
          </table:table-cell>
          <table:table-cell office:value-type="string" table:style-name="ce6">
            <text:p>810-MLP2016S4R7M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MLP2016S4R7M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4.7uH</text:p>
          </table:table-cell>
          <table:table-cell office:value-type="float" office:value="806" table:style-name="ce6">
            <text:p>806</text:p>
          </table:table-cell>
          <table:table-cell office:value-type="float" office:value="1" table:style-name="ce6">
            <text:p>1</text:p>
          </table:table-cell>
          <table:table-cell office:value-type="float" office:value="0.36" table:style-name="ce7">
            <text:p>$0,36</text:p>
          </table:table-cell>
          <table:table-cell office:value-type="float" office:value="0.255" table:style-name="ce7">
            <text:p>$0,26</text:p>
          </table:table-cell>
          <table:table-cell office:value-type="float" office:value="0.255" table:style-name="ce7">
            <text:p>$0,26</text:p>
          </table:table-cell>
          <table:table-cell office:value-type="float" office:value="0.20699999999999999" table:style-name="ce7">
            <text:p>$0,21</text:p>
          </table:table-cell>
          <table:table-cell office:value-type="float" office:value="0.36" table:formula="msoxl:=IF(($A$2*I18)&lt;10,($A$2*I18)*J18,IF(($A$2*I18)&lt;25,($A$2*I18)*K18,IF(($A$2*I18)&lt;=99,($A$2*I18)*L18,IF(($A$2*I18)&gt;=100,($A$2*I18)*M18))))" table:style-name="ce7">
            <text:p>$0,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4-19</text:p>
          </table:table-cell>
          <table:table-cell office:value-type="string" table:style-name="ce6">
            <text:p>Ferrite Bead Choke</text:p>
          </table:table-cell>
          <table:table-cell office:value-type="string" table:style-name="ce6">
            <text:p>70-ILBB0603ER600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ILBB0603ER600V</text:p>
          </table:table-cell>
          <table:table-cell office:value-type="string" table:style-name="ce6">
            <text:p>Vishay / Dale</text:p>
          </table:table-cell>
          <table:table-cell office:value-type="string" table:style-name="ce6">
            <text:p>60 ohm, 25%</text:p>
          </table:table-cell>
          <table:table-cell office:value-type="float" office:value="603" table:style-name="ce6">
            <text:p>603</text:p>
          </table:table-cell>
          <table:table-cell office:value-type="float" office:value="16" table:style-name="ce6">
            <text:p>16</text:p>
          </table:table-cell>
          <table:table-cell office:value-type="float" office:value="0.11" table:style-name="ce7">
            <text:p>$0,11</text:p>
          </table:table-cell>
          <table:table-cell office:value-type="float" office:value="0.11" table:style-name="ce7">
            <text:p>$0,11</text:p>
          </table:table-cell>
          <table:table-cell office:value-type="float" office:value="0.11" table:style-name="ce7">
            <text:p>$0,11</text:p>
          </table:table-cell>
          <table:table-cell office:value-type="float" office:value="0.05" table:style-name="ce7">
            <text:p>$0,05</text:p>
          </table:table-cell>
          <table:table-cell office:value-type="float" office:value="1.76" table:formula="msoxl:=IF(($A$2*I19)&lt;10,($A$2*I19)*J19,IF(($A$2*I19)&lt;25,($A$2*I19)*K19,IF(($A$2*I19)&lt;=99,($A$2*I19)*L19,IF(($A$2*I19)&gt;=100,($A$2*I19)*M19))))" table:style-name="ce7">
            <text:p>$1,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20,L21</text:p>
          </table:table-cell>
          <table:table-cell office:value-type="string" table:style-name="ce6">
            <text:p>Ferrite Bead Choke</text:p>
          </table:table-cell>
          <table:table-cell office:value-type="string" table:style-name="ce6">
            <text:p>81-BLM15BB121SN1D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BLM15BB121SN1D</text:p>
          </table:table-cell>
          <table:table-cell office:value-type="string" table:style-name="ce6">
            <text:p>Vishay / Dale</text:p>
          </table:table-cell>
          <table:table-cell office:value-type="string" table:style-name="ce6">
            <text:p>120 ohm, 25%</text:p>
          </table:table-cell>
          <table:table-cell office:value-type="float" office:value="402" table:style-name="ce6">
            <text:p>402</text:p>
          </table:table-cell>
          <table:table-cell office:value-type="float" office:value="2" table:style-name="ce6">
            <text:p>2</text:p>
          </table:table-cell>
          <table:table-cell office:value-type="float" office:value="0.11" table:style-name="ce7">
            <text:p>$0,11</text:p>
          </table:table-cell>
          <table:table-cell office:value-type="float" office:value="5.3999999999999999E-2" table:style-name="ce7">
            <text:p>$0,05</text:p>
          </table:table-cell>
          <table:table-cell office:value-type="float" office:value="5.3999999999999999E-2" table:style-name="ce7">
            <text:p>$0,05</text:p>
          </table:table-cell>
          <table:table-cell office:value-type="float" office:value="3.1E-2" table:style-name="ce7">
            <text:p>$0,03</text:p>
          </table:table-cell>
          <table:table-cell office:value-type="float" office:value="0.22" table:formula="msoxl:=IF(($A$2*I20)&lt;10,($A$2*I20)*J20,IF(($A$2*I20)&lt;25,($A$2*I20)*K20,IF(($A$2*I20)&lt;=99,($A$2*I20)*L20,IF(($A$2*I20)&gt;=100,($A$2*I20)*M20))))" table:style-name="ce7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22,L23</text:p>
          </table:table-cell>
          <table:table-cell office:value-type="string" table:style-name="ce6">
            <text:p>Ferrite Bead Choke</text:p>
          </table:table-cell>
          <table:table-cell office:value-type="string" table:style-name="ce6">
            <text:p>81-BLM15BB221SN1D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BLM15BB221SN1D</text:p>
          </table:table-cell>
          <table:table-cell office:value-type="string" table:style-name="ce6">
            <text:p>Vishay / Dale</text:p>
          </table:table-cell>
          <table:table-cell office:value-type="string" table:style-name="ce6">
            <text:p>220 ohm, 25%</text:p>
          </table:table-cell>
          <table:table-cell office:value-type="float" office:value="402" table:style-name="ce6">
            <text:p>402</text:p>
          </table:table-cell>
          <table:table-cell office:value-type="float" office:value="2" table:style-name="ce6">
            <text:p>2</text:p>
          </table:table-cell>
          <table:table-cell office:value-type="float" office:value="0.11" table:style-name="ce7">
            <text:p>$0,11</text:p>
          </table:table-cell>
          <table:table-cell office:value-type="float" office:value="5.3999999999999999E-2" table:style-name="ce7">
            <text:p>$0,05</text:p>
          </table:table-cell>
          <table:table-cell office:value-type="float" office:value="5.3999999999999999E-2" table:style-name="ce7">
            <text:p>$0,05</text:p>
          </table:table-cell>
          <table:table-cell office:value-type="float" office:value="3.1E-2" table:style-name="ce7">
            <text:p>$0,03</text:p>
          </table:table-cell>
          <table:table-cell office:value-type="float" office:value="0.22" table:formula="msoxl:=IF(($A$2*I21)&lt;10,($A$2*I21)*J21,IF(($A$2*I21)&lt;25,($A$2*I21)*K21,IF(($A$2*I21)&lt;=99,($A$2*I21)*L21,IF(($A$2*I21)&gt;=100,($A$2*I21)*M21))))" table:style-name="ce7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9,C273</text:p>
          </table:table-cell>
          <table:table-cell office:value-type="string" table:style-name="ce6">
            <text:p>Electrolytic Capacitor</text:p>
          </table:table-cell>
          <table:table-cell office:value-type="string" table:style-name="ce6">
            <text:p>647-UWT1V331MNL1S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UWT1V331MNL1GS</text:p>
          </table:table-cell>
          <table:table-cell office:value-type="string" table:style-name="ce6">
            <text:p>Nichicon</text:p>
          </table:table-cell>
          <table:table-cell office:value-type="string" table:style-name="ce6">
            <text:p>330uF, 35 volt</text:p>
          </table:table-cell>
          <table:table-cell office:value-type="string" table:style-name="ce6">
            <text:p>SMT 10mm Dia. x 10mm L x 10.3mm H</text:p>
          </table:table-cell>
          <table:table-cell office:value-type="float" office:value="2" table:style-name="ce6">
            <text:p>2</text:p>
          </table:table-cell>
          <table:table-cell office:value-type="float" office:value="0.72" table:style-name="ce7">
            <text:p>$0,72</text:p>
          </table:table-cell>
          <table:table-cell office:value-type="float" office:value="0.45" table:style-name="ce7">
            <text:p>$0,45</text:p>
          </table:table-cell>
          <table:table-cell office:value-type="float" office:value="0.45" table:style-name="ce7">
            <text:p>$0,45</text:p>
          </table:table-cell>
          <table:table-cell office:value-type="float" office:value="0.187" table:style-name="ce7">
            <text:p>$0,19</text:p>
          </table:table-cell>
          <table:table-cell office:value-type="float" office:value="1.44" table:formula="msoxl:=IF(($A$2*I22)&lt;10,($A$2*I22)*J22,IF(($A$2*I22)&lt;25,($A$2*I22)*K22,IF(($A$2*I22)&lt;=99,($A$2*I22)*L22,IF(($A$2*I22)&gt;=100,($A$2*I22)*M22))))" table:style-name="ce7">
            <text:p>$1,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4-8,C23-27,C41,C42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21BR61E106KA3L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21BR61E106KA73L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10uF</text:p>
          </table:table-cell>
          <table:table-cell office:value-type="float" office:value="805" table:style-name="ce6">
            <text:p>805</text:p>
          </table:table-cell>
          <table:table-cell office:value-type="float" office:value="12" table:style-name="ce6">
            <text:p>12</text:p>
          </table:table-cell>
          <table:table-cell office:value-type="float" office:value="0.4" table:style-name="ce7">
            <text:p>$0,40</text:p>
          </table:table-cell>
          <table:table-cell office:value-type="float" office:value="0.218" table:style-name="ce7">
            <text:p>$0,22</text:p>
          </table:table-cell>
          <table:table-cell office:value-type="float" office:value="0.218" table:style-name="ce7">
            <text:p>$0,22</text:p>
          </table:table-cell>
          <table:table-cell office:value-type="float" office:value="0.13100000000000001" table:style-name="ce7">
            <text:p>$0,13</text:p>
          </table:table-cell>
          <table:table-cell office:value-type="float" office:value="2.6160000000000001" table:formula="msoxl:=IF(($A$2*I23)&lt;10,($A$2*I23)*J23,IF(($A$2*I23)&lt;25,($A$2*I23)*K23,IF(($A$2*I23)&lt;=99,($A$2*I23)*L23,IF(($A$2*I23)&gt;=100,($A$2*I23)*M23))))" table:style-name="ce7">
            <text:p>$2,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9-11,C28-30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88R71E104KA01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88R71E104KA01J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0.1uF</text:p>
          </table:table-cell>
          <table:table-cell office:value-type="float" office:value="603" table:style-name="ce6">
            <text:p>603</text:p>
          </table:table-cell>
          <table:table-cell office:value-type="float" office:value="6" table:style-name="ce6">
            <text:p>6</text:p>
          </table:table-cell>
          <table:table-cell office:value-type="float" office:value="0.32" table:style-name="ce7">
            <text:p>$0,32</text:p>
          </table:table-cell>
          <table:table-cell office:value-type="float" office:value="0.04" table:style-name="ce7">
            <text:p>$0,04</text:p>
          </table:table-cell>
          <table:table-cell office:value-type="float" office:value="0.04" table:style-name="ce7">
            <text:p>$0,04</text:p>
          </table:table-cell>
          <table:table-cell office:value-type="float" office:value="2.4E-2" table:style-name="ce7">
            <text:p>$0,02</text:p>
          </table:table-cell>
          <table:table-cell office:value-type="float" office:value="1.92" table:formula="msoxl:=IF(($A$2*I24)&lt;10,($A$2*I24)*J24,IF(($A$2*I24)&lt;25,($A$2*I24)*K24,IF(($A$2*I24)&lt;=99,($A$2*I24)*L24,IF(($A$2*I24)&gt;=100,($A$2*I24)*M24))))" table:style-name="ce7">
            <text:p>$1,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,C22</text:p>
          </table:table-cell>
          <table:table-cell office:value-type="string" table:style-name="ce6">
            <text:p>Reference Capacitor</text:p>
          </table:table-cell>
          <table:table-cell office:value-type="string" table:style-name="ce6">
            <text:p>81-GRM39C101J50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885C1H101JA01D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100p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1" table:style-name="ce7">
            <text:p>$0,10</text:p>
          </table:table-cell>
          <table:table-cell office:value-type="float" office:value="3.1E-2" table:style-name="ce7">
            <text:p>$0,03</text:p>
          </table:table-cell>
          <table:table-cell office:value-type="float" office:value="3.1E-2" table:style-name="ce7">
            <text:p>$0,03</text:p>
          </table:table-cell>
          <table:table-cell office:value-type="float" office:value="1.4E-2" table:style-name="ce7">
            <text:p>$0,01</text:p>
          </table:table-cell>
          <table:table-cell office:value-type="float" office:value="0.2" table:formula="msoxl:=IF(($A$2*I25)&lt;10,($A$2*I25)*J25,IF(($A$2*I25)&lt;25,($A$2*I25)*K25,IF(($A$2*I25)&lt;=99,($A$2*I25)*L25,IF(($A$2*I25)&gt;=100,($A$2*I25)*M25))))" table:style-name="ce7">
            <text:p>$0,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6,C35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77-VJ0603Y332KXACB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J0603Y332KXACW1BC</text:p>
          </table:table-cell>
          <table:table-cell office:value-type="string" table:style-name="ce6">
            <text:p>Vishay / Vitramon</text:p>
          </table:table-cell>
          <table:table-cell office:value-type="string" table:style-name="ce6">
            <text:p>3300p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6" table:style-name="ce7">
            <text:p>$0,06</text:p>
          </table:table-cell>
          <table:table-cell office:value-type="float" office:value="0.06" table:style-name="ce7">
            <text:p>$0,06</text:p>
          </table:table-cell>
          <table:table-cell office:value-type="float" office:value="0.05" table:style-name="ce7">
            <text:p>$0,05</text:p>
          </table:table-cell>
          <table:table-cell office:value-type="float" office:value="0.04" table:style-name="ce7">
            <text:p>$0,04</text:p>
          </table:table-cell>
          <table:table-cell office:value-type="float" office:value="0.12" table:formula="msoxl:=IF(($A$2*I26)&lt;10,($A$2*I26)*J26,IF(($A$2*I26)&lt;25,($A$2*I26)*K26,IF(($A$2*I26)&lt;=99,($A$2*I26)*L26,IF(($A$2*I26)&gt;=100,($A$2*I26)*M26))))" table:style-name="ce7">
            <text:p>$0,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8,C37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77-VJ0603Y221MXJCB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J0603Y221MXJCW1BC</text:p>
          </table:table-cell>
          <table:table-cell office:value-type="string" table:style-name="ce6">
            <text:p>Vishay / Vitramon</text:p>
          </table:table-cell>
          <table:table-cell office:value-type="string" table:style-name="ce6">
            <text:p>220p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6" table:style-name="ce7">
            <text:p>$0,06</text:p>
          </table:table-cell>
          <table:table-cell office:value-type="float" office:value="0.06" table:style-name="ce7">
            <text:p>$0,06</text:p>
          </table:table-cell>
          <table:table-cell office:value-type="float" office:value="0.04" table:style-name="ce7">
            <text:p>$0,04</text:p>
          </table:table-cell>
          <table:table-cell office:value-type="float" office:value="3.2000000000000001E-2" table:style-name="ce7">
            <text:p>$0,03</text:p>
          </table:table-cell>
          <table:table-cell office:value-type="float" office:value="0.12" table:formula="msoxl:=IF(($A$2*I27)&lt;10,($A$2*I27)*J27,IF(($A$2*I27)&lt;25,($A$2*I27)*K27,IF(($A$2*I27)&lt;=99,($A$2*I27)*L27,IF(($A$2*I27)&gt;=100,($A$2*I27)*M27))))" table:style-name="ce7">
            <text:p>$0,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2-15,C31-34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0-C3216X7S0J476M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C3216X7S0J476M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47uF</text:p>
          </table:table-cell>
          <table:table-cell office:value-type="float" office:value="1206" table:style-name="ce6">
            <text:p>1206</text:p>
          </table:table-cell>
          <table:table-cell office:value-type="float" office:value="8" table:style-name="ce6">
            <text:p>8</text:p>
          </table:table-cell>
          <table:table-cell office:value-type="float" office:value="0.47" table:style-name="ce7">
            <text:p>$0,47</text:p>
          </table:table-cell>
          <table:table-cell office:value-type="float" office:value="0.47" table:style-name="ce7">
            <text:p>$0,47</text:p>
          </table:table-cell>
          <table:table-cell office:value-type="float" office:value="0.36299999999999999" table:style-name="ce7">
            <text:p>$0,36</text:p>
          </table:table-cell>
          <table:table-cell office:value-type="float" office:value="0.33" table:style-name="ce7">
            <text:p>$0,33</text:p>
          </table:table-cell>
          <table:table-cell office:value-type="float" office:value="3.76" table:formula="msoxl:=IF(($A$2*I28)&lt;10,($A$2*I28)*J28,IF(($A$2*I28)&lt;25,($A$2*I28)*K28,IF(($A$2*I28)&lt;=99,($A$2*I28)*L28,IF(($A$2*I28)&gt;=100,($A$2*I28)*M28))))" table:style-name="ce7">
            <text:p>$3,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,C21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0-C1608X5R1V225M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C1608X5R1V225M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2.2u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9" table:style-name="ce7">
            <text:p>$0,09</text:p>
          </table:table-cell>
          <table:table-cell office:value-type="float" office:value="0.09" table:style-name="ce7">
            <text:p>$0,09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5.5E-2" table:style-name="ce7">
            <text:p>$0,06</text:p>
          </table:table-cell>
          <table:table-cell office:value-type="float" office:value="0.18" table:formula="msoxl:=IF(($A$2*I29)&lt;10,($A$2*I29)*J29,IF(($A$2*I29)&lt;25,($A$2*I29)*K29,IF(($A$2*I29)&lt;=99,($A$2*I29)*L29,IF(($A$2*I29)&gt;=100,($A$2*I29)*M29))))" table:style-name="ce7">
            <text:p>$0,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7,C36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8R71E103KA01J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88R71E103KA01J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10n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21" table:style-name="ce7">
            <text:p>$0,21</text:p>
          </table:table-cell>
          <table:table-cell office:value-type="float" office:value="2.7E-2" table:style-name="ce7">
            <text:p>$0,03</text:p>
          </table:table-cell>
          <table:table-cell office:value-type="float" office:value="2.7E-2" table:style-name="ce7">
            <text:p>$0,03</text:p>
          </table:table-cell>
          <table:table-cell office:value-type="float" office:value="1.6E-2" table:style-name="ce7">
            <text:p>$0,02</text:p>
          </table:table-cell>
          <table:table-cell office:value-type="float" office:value="0.42" table:formula="msoxl:=IF(($A$2*I30)&lt;10,($A$2*I30)*J30,IF(($A$2*I30)&lt;25,($A$2*I30)*K30,IF(($A$2*I30)&lt;=99,($A$2*I30)*L30,IF(($A$2*I30)&gt;=100,($A$2*I30)*M30))))" table:style-name="ce7">
            <text:p>$0,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1,C20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88R61E105KA12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88R61E105KA12D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1.0uF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11" table:style-name="ce7">
            <text:p>$0,11</text:p>
          </table:table-cell>
          <table:table-cell office:value-type="float" office:value="4.4999999999999998E-2" table:style-name="ce7">
            <text:p>$0,05</text:p>
          </table:table-cell>
          <table:table-cell office:value-type="float" office:value="4.4999999999999998E-2" table:style-name="ce7">
            <text:p>$0,05</text:p>
          </table:table-cell>
          <table:table-cell office:value-type="float" office:value="2.5999999999999999E-2" table:style-name="ce7">
            <text:p>$0,03</text:p>
          </table:table-cell>
          <table:table-cell office:value-type="float" office:value="0.22" table:formula="msoxl:=IF(($A$2*I31)&lt;10,($A$2*I31)*J31,IF(($A$2*I31)&lt;25,($A$2*I31)*K31,IF(($A$2*I31)&lt;=99,($A$2*I31)*L31,IF(($A$2*I31)&gt;=100,($A$2*I31)*M31))))" table:style-name="ce7">
            <text:p>$0,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8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77-VJ0603Y223KXACB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J0603Y223KXACW1BC</text:p>
          </table:table-cell>
          <table:table-cell office:value-type="string" table:style-name="ce6">
            <text:p>Vishay / Vitramon</text:p>
          </table:table-cell>
          <table:table-cell office:value-type="string" table:style-name="ce6">
            <text:p>22nF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9" table:style-name="ce7">
            <text:p>$0,09</text:p>
          </table:table-cell>
          <table:table-cell office:value-type="float" office:value="0.09" table:style-name="ce7">
            <text:p>$0,09</text:p>
          </table:table-cell>
          <table:table-cell office:value-type="float" office:value="7.4999999999999997E-2" table:style-name="ce7">
            <text:p>$0,08</text:p>
          </table:table-cell>
          <table:table-cell office:value-type="float" office:value="0.06" table:style-name="ce7">
            <text:p>$0,06</text:p>
          </table:table-cell>
          <table:table-cell office:value-type="float" office:value="0.09" table:formula="msoxl:=IF(($A$2*I32)&lt;10,($A$2*I32)*J32,IF(($A$2*I32)&lt;25,($A$2*I32)*K32,IF(($A$2*I32)&lt;=99,($A$2*I32)*L32,IF(($A$2*I32)&gt;=100,($A$2*I32)*M32))))" table:style-name="ce7">
            <text:p>$0,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39,C40,C268-C271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0-C1608X5R0J226M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C1608X5R0J226M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22uF</text:p>
          </table:table-cell>
          <table:table-cell office:value-type="float" office:value="603" table:style-name="ce6">
            <text:p>603</text:p>
          </table:table-cell>
          <table:table-cell office:value-type="float" office:value="6" table:style-name="ce6">
            <text:p>6</text:p>
          </table:table-cell>
          <table:table-cell office:value-type="float" office:value="0.15" table:style-name="ce7">
            <text:p>$0,15</text:p>
          </table:table-cell>
          <table:table-cell office:value-type="float" office:value="0.11700000000000001" table:style-name="ce7">
            <text:p>$0,12</text:p>
          </table:table-cell>
          <table:table-cell office:value-type="float" office:value="0.11700000000000001" table:style-name="ce7">
            <text:p>$0,12</text:p>
          </table:table-cell>
          <table:table-cell office:value-type="float" office:value="0.106" table:style-name="ce7">
            <text:p>$0,11</text:p>
          </table:table-cell>
          <table:table-cell office:value-type="float" office:value="0.89999999999999991" table:formula="msoxl:=IF(($A$2*I33)&lt;10,($A$2*I33)*J33,IF(($A$2*I33)&lt;25,($A$2*I33)*K33,IF(($A$2*I33)&lt;=99,($A$2*I33)*L33,IF(($A$2*I33)&gt;=100,($A$2*I33)*M33))))" table:style-name="ce7">
            <text:p>$0,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43-266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0-C1005X7S1A474K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C1005X7S1A474K</text:p>
          </table:table-cell>
          <table:table-cell office:value-type="string" table:style-name="ce6">
            <text:p>TDK</text:p>
          </table:table-cell>
          <table:table-cell office:value-type="string" table:style-name="ce6">
            <text:p>0.47uF</text:p>
          </table:table-cell>
          <table:table-cell office:value-type="float" office:value="402" table:style-name="ce6">
            <text:p>402</text:p>
          </table:table-cell>
          <table:table-cell office:value-type="float" office:value="192" table:style-name="ce6">
            <text:p>192</text:p>
          </table:table-cell>
          <table:table-cell office:value-type="float" office:value="0.09" table:style-name="ce7">
            <text:p>$0,09</text:p>
          </table:table-cell>
          <table:table-cell office:value-type="float" office:value="0.09" table:style-name="ce7">
            <text:p>$0,09</text:p>
          </table:table-cell>
          <table:table-cell office:value-type="float" office:value="0.05" table:style-name="ce7">
            <text:p>$0,05</text:p>
          </table:table-cell>
          <table:table-cell office:value-type="float" office:value="0.02" table:style-name="ce7">
            <text:p>$0,02</text:p>
          </table:table-cell>
          <table:table-cell office:value-type="float" office:value="3.84" table:formula="msoxl:=IF(($A$2*I34)&lt;10,($A$2*I34)*J34,IF(($A$2*I34)&lt;25,($A$2*I34)*K34,IF(($A$2*I34)&lt;=99,($A$2*I34)*L34,IF(($A$2*I34)&gt;=100,($A$2*I34)*M34))))" table:style-name="ce7">
            <text:p>$3,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72,C275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77-VJ0402Y103KXXA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VJ0402Y103KXXAC</text:p>
          </table:table-cell>
          <table:table-cell office:value-type="string" table:style-name="ce6">
            <text:p>Vishay / Vitramon</text:p>
          </table:table-cell>
          <table:table-cell office:value-type="string" table:style-name="ce6">
            <text:p>0.01uF</text:p>
          </table:table-cell>
          <table:table-cell office:value-type="float" office:value="402" table:style-name="ce6">
            <text:p>402</text:p>
          </table:table-cell>
          <table:table-cell office:value-type="float" office:value="2" table:style-name="ce6">
            <text:p>2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7.0000000000000007E-2" table:style-name="ce7">
            <text:p>$0,07</text:p>
          </table:table-cell>
          <table:table-cell office:value-type="float" office:value="0.05" table:style-name="ce7">
            <text:p>$0,05</text:p>
          </table:table-cell>
          <table:table-cell office:value-type="float" office:value="0.14000000000000001" table:formula="msoxl:=IF(($A$2*I35)&lt;10,($A$2*I35)*J35,IF(($A$2*I35)&lt;25,($A$2*I35)*K35,IF(($A$2*I35)&lt;=99,($A$2*I35)*L35,IF(($A$2*I35)&gt;=100,($A$2*I35)*M35))))" table:style-name="ce7">
            <text:p>$0,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74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555C1E471JA1D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555C1E471JA01D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470pF</text:p>
          </table:table-cell>
          <table:table-cell office:value-type="float" office:value="402" table:style-name="ce6">
            <text:p>402</text:p>
          </table:table-cell>
          <table:table-cell office:value-type="float" office:value="1" table:style-name="ce6">
            <text:p>1</text:p>
          </table:table-cell>
          <table:table-cell office:value-type="float" office:value="0.2" table:style-name="ce7">
            <text:p>$0,20</text:p>
          </table:table-cell>
          <table:table-cell office:value-type="float" office:value="2.5000000000000001E-2" table:style-name="ce7">
            <text:p>$0,03</text:p>
          </table:table-cell>
          <table:table-cell office:value-type="float" office:value="2.5000000000000001E-2" table:style-name="ce7">
            <text:p>$0,03</text:p>
          </table:table-cell>
          <table:table-cell office:value-type="float" office:value="1.4999999999999999E-2" table:style-name="ce7">
            <text:p>$0,02</text:p>
          </table:table-cell>
          <table:table-cell office:value-type="float" office:value="0.2" table:formula="msoxl:=IF(($A$2*I36)&lt;10,($A$2*I36)*J36,IF(($A$2*I36)&lt;25,($A$2*I36)*K36,IF(($A$2*I36)&lt;=99,($A$2*I36)*L36,IF(($A$2*I36)&gt;=100,($A$2*I36)*M36))))" table:style-name="ce7">
            <text:p>$0,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C267,C276</text:p>
          </table:table-cell>
          <table:table-cell office:value-type="string" table:style-name="ce6">
            <text:p>Ceramic Capacitor</text:p>
          </table:table-cell>
          <table:table-cell office:value-type="string" table:style-name="ce6">
            <text:p>81-GRM155R71C104KA88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GRM155R71C104KA88D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0.1uF</text:p>
          </table:table-cell>
          <table:table-cell office:value-type="float" office:value="402" table:style-name="ce6">
            <text:p>402</text:p>
          </table:table-cell>
          <table:table-cell office:value-type="float" office:value="2" table:style-name="ce6">
            <text:p>2</text:p>
          </table:table-cell>
          <table:table-cell office:value-type="float" office:value="0.1" table:style-name="ce7">
            <text:p>$0,10</text:p>
          </table:table-cell>
          <table:table-cell office:value-type="float" office:value="1.4E-2" table:style-name="ce7">
            <text:p>$0,01</text:p>
          </table:table-cell>
          <table:table-cell office:value-type="float" office:value="1.4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2" table:formula="msoxl:=IF(($A$2*I37)&lt;10,($A$2*I37)*J37,IF(($A$2*I37)&lt;25,($A$2*I37)*K37,IF(($A$2*I37)&lt;=99,($A$2*I37)*L37,IF(($A$2*I37)&gt;=100,($A$2*I37)*M37))))" table:style-name="ce7">
            <text:p>$0,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8,R18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178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178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.78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38)&lt;10,($A$2*I38)*J38,IF(($A$2*I38)&lt;25,($A$2*I38)*K38,IF(($A$2*I38)&lt;=99,($A$2*I38)*L38,IF(($A$2*I38)&gt;=100,($A$2*I38)*M38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5,R9,R15,R19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402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402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4.02K 1%</text:p>
          </table:table-cell>
          <table:table-cell office:value-type="float" office:value="603" table:style-name="ce6">
            <text:p>603</text:p>
          </table:table-cell>
          <table:table-cell office:value-type="float" office:value="4" table:style-name="ce6">
            <text:p>4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32" table:formula="msoxl:=IF(($A$2*I39)&lt;10,($A$2*I39)*J39,IF(($A$2*I39)&lt;25,($A$2*I39)*K39,IF(($A$2*I39)&lt;=99,($A$2*I39)*L39,IF(($A$2*I39)&gt;=100,($A$2*I39)*M39))))" table:style-name="ce7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7,R17,R10,R20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287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287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2.87K 1%</text:p>
          </table:table-cell>
          <table:table-cell office:value-type="float" office:value="603" table:style-name="ce6">
            <text:p>603</text:p>
          </table:table-cell>
          <table:table-cell office:value-type="float" office:value="4" table:style-name="ce6">
            <text:p>4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32" table:formula="msoxl:=IF(($A$2*I40)&lt;10,($A$2*I40)*J40,IF(($A$2*I40)&lt;25,($A$2*I40)*K40,IF(($A$2*I40)&lt;=99,($A$2*I40)*L40,IF(($A$2*I40)&gt;=100,($A$2*I40)*M40))))" table:style-name="ce7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2</text:p>
          </table:table-cell>
          <table:table-cell table:style-name="ce6"/>
          <table:table-cell office:value-type="string" table:style-name="ce6">
            <text:p>667-ERJ-3EKF4992V</text:p>
          </table:table-cell>
          <table:table-cell office:value-type="string" table:style-name="ce6">
            <text:p>mouser.com</text:p>
          </table:table-cell>
          <table:table-cell office:value-type="string" table:style-name="ce8">
            <text:p>ERJ-3EKF4992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49.9k 1%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08" table:formula="msoxl:=IF(($A$2*I41)&lt;10,($A$2*I41)*J41,IF(($A$2*I41)&lt;25,($A$2*I41)*K41,IF(($A$2*I41)&lt;=99,($A$2*I41)*L41,IF(($A$2*I41)&gt;=100,($A$2*I41)*M41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6,R16,R43-44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1000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1000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00 1%</text:p>
          </table:table-cell>
          <table:table-cell office:value-type="float" office:value="603" table:style-name="ce6">
            <text:p>603</text:p>
          </table:table-cell>
          <table:table-cell office:value-type="float" office:value="4" table:style-name="ce6">
            <text:p>4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32" table:formula="msoxl:=IF(($A$2*I42)&lt;10,($A$2*I42)*J42,IF(($A$2*I42)&lt;25,($A$2*I42)*K42,IF(($A$2*I42)&lt;=99,($A$2*I42)*L42,IF(($A$2*I42)&gt;=100,($A$2*I42)*M42))))" table:style-name="ce7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1,R11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3922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3922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39.2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43)&lt;10,($A$2*I43)*J43,IF(($A$2*I43)&lt;25,($A$2*I43)*K43,IF(($A$2*I43)&lt;=99,($A$2*I43)*L43,IF(($A$2*I43)&gt;=100,($A$2*I43)*M43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3-4,R13-14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4992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4992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49.9K 1%</text:p>
          </table:table-cell>
          <table:table-cell office:value-type="float" office:value="603" table:style-name="ce6">
            <text:p>603</text:p>
          </table:table-cell>
          <table:table-cell office:value-type="float" office:value="4" table:style-name="ce6">
            <text:p>4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32" table:formula="msoxl:=IF(($A$2*I44)&lt;10,($A$2*I44)*J44,IF(($A$2*I44)&lt;25,($A$2*I44)*K44,IF(($A$2*I44)&lt;=99,($A$2*I44)*L44,IF(($A$2*I44)&gt;=100,($A$2*I44)*M44))))" table:style-name="ce7">
            <text:p>$0,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,R12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750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750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7.5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45)&lt;10,($A$2*I45)*J45,IF(($A$2*I45)&lt;25,($A$2*I45)*K45,IF(($A$2*I45)&lt;=99,($A$2*I45)*L45,IF(($A$2*I45)&gt;=100,($A$2*I45)*M45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1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1002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1002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390 1%</text:p>
          </table:table-cell>
          <table:table-cell office:value-type="float" office:value="603" table:style-name="ce6">
            <text:p>603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08" table:formula="msoxl:=IF(($A$2*I46)&lt;10,($A$2*I46)*J46,IF(($A$2*I46)&lt;25,($A$2*I46)*K46,IF(($A$2*I46)&lt;=99,($A$2*I46)*L46,IF(($A$2*I46)&gt;=100,($A$2*I46)*M46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45,R46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3900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3900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0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47)&lt;10,($A$2*I47)*J47,IF(($A$2*I47)&lt;25,($A$2*I47)*K47,IF(($A$2*I47)&lt;=99,($A$2*I47)*L47,IF(($A$2*I47)&gt;=100,($A$2*I47)*M47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3,R42,R48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100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100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K 1%</text:p>
          </table:table-cell>
          <table:table-cell office:value-type="float" office:value="603" table:style-name="ce6">
            <text:p>603</text:p>
          </table:table-cell>
          <table:table-cell office:value-type="float" office:value="3" table:style-name="ce6">
            <text:p>3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24" table:formula="msoxl:=IF(($A$2*I48)&lt;10,($A$2*I48)*J48,IF(($A$2*I48)&lt;25,($A$2*I48)*K48,IF(($A$2*I48)&lt;=99,($A$2*I48)*L48,IF(($A$2*I48)&gt;=100,($A$2*I48)*M48))))" table:style-name="ce7">
            <text:p>$0,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4,R25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3EKF2201V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3EKF2201V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2.2K 1%</text:p>
          </table:table-cell>
          <table:table-cell office:value-type="float" office:value="603" table:style-name="ce6">
            <text:p>603</text:p>
          </table:table-cell>
          <table:table-cell office:value-type="float" office:value="2" table:style-name="ce6">
            <text:p>2</text:p>
          </table:table-cell>
          <table:table-cell office:value-type="float" office:value="0.08" table:style-name="ce7">
            <text:p>$0,08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1.2999999999999999E-2" table:style-name="ce7">
            <text:p>$0,01</text:p>
          </table:table-cell>
          <table:table-cell office:value-type="float" office:value="7.0000000000000001E-3" table:style-name="ce7">
            <text:p>$0,01</text:p>
          </table:table-cell>
          <table:table-cell office:value-type="float" office:value="0.16" table:formula="msoxl:=IF(($A$2*I49)&lt;10,($A$2*I49)*J49,IF(($A$2*I49)&lt;25,($A$2*I49)*K49,IF(($A$2*I49)&lt;=99,($A$2*I49)*L49,IF(($A$2*I49)&gt;=100,($A$2*I49)*M49))))" table:style-name="ce7">
            <text:p>$0,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26-41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2RKF1003X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2RKF1003X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00K 1%</text:p>
          </table:table-cell>
          <table:table-cell office:value-type="float" office:value="402" table:style-name="ce6">
            <text:p>402</text:p>
          </table:table-cell>
          <table:table-cell office:value-type="float" office:value="16" table:style-name="ce6">
            <text:p>16</text:p>
          </table:table-cell>
          <table:table-cell office:value-type="float" office:value="0.08" table:style-name="ce7">
            <text:p>$0,08</text:p>
          </table:table-cell>
          <table:table-cell office:value-type="float" office:value="2.4E-2" table:style-name="ce7">
            <text:p>$0,02</text:p>
          </table:table-cell>
          <table:table-cell office:value-type="float" office:value="2.4E-2" table:style-name="ce7">
            <text:p>$0,02</text:p>
          </table:table-cell>
          <table:table-cell office:value-type="float" office:value="1.7999999999999999E-2" table:style-name="ce7">
            <text:p>$0,02</text:p>
          </table:table-cell>
          <table:table-cell office:value-type="float" office:value="0.38400000000000001" table:formula="msoxl:=IF(($A$2*I50)&lt;10,($A$2*I50)*J50,IF(($A$2*I50)&lt;25,($A$2*I50)*K50,IF(($A$2*I50)&lt;=99,($A$2*I50)*L50,IF(($A$2*I50)&gt;=100,($A$2*I50)*M50))))" table:style-name="ce7">
            <text:p>$0,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47</text:p>
          </table:table-cell>
          <table:table-cell office:value-type="string" table:style-name="ce6">
            <text:p>Thick Film Resistor</text:p>
          </table:table-cell>
          <table:table-cell office:value-type="string" table:style-name="ce6">
            <text:p>667-ERJ-2RKF1000X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ERJ-2RKF1000X</text:p>
          </table:table-cell>
          <table:table-cell office:value-type="string" table:style-name="ce6">
            <text:p>Panasonic</text:p>
          </table:table-cell>
          <table:table-cell office:value-type="string" table:style-name="ce6">
            <text:p>100 1%</text:p>
          </table:table-cell>
          <table:table-cell office:value-type="float" office:value="402" table:style-name="ce6">
            <text:p>402</text:p>
          </table:table-cell>
          <table:table-cell office:value-type="float" office:value="1" table:style-name="ce6">
            <text:p>1</text:p>
          </table:table-cell>
          <table:table-cell office:value-type="float" office:value="0.08" table:style-name="ce7">
            <text:p>$0,08</text:p>
          </table:table-cell>
          <table:table-cell office:value-type="float" office:value="2.4E-2" table:style-name="ce7">
            <text:p>$0,02</text:p>
          </table:table-cell>
          <table:table-cell office:value-type="float" office:value="2.4E-2" table:style-name="ce7">
            <text:p>$0,02</text:p>
          </table:table-cell>
          <table:table-cell office:value-type="float" office:value="1.7999999999999999E-2" table:style-name="ce7">
            <text:p>$0,02</text:p>
          </table:table-cell>
          <table:table-cell office:value-type="float" office:value="0.08" table:formula="msoxl:=IF(($A$2*I51)&lt;10,($A$2*I51)*J51,IF(($A$2*I51)&lt;25,($A$2*I51)*K51,IF(($A$2*I51)&lt;=99,($A$2*I51)*L51,IF(($A$2*I51)&gt;=100,($A$2*I51)*M51))))" table:style-name="ce7">
            <text:p>$0,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T1</text:p>
          </table:table-cell>
          <table:table-cell office:value-type="string" table:style-name="ce6">
            <text:p>Thermistor</text:p>
          </table:table-cell>
          <table:table-cell office:value-type="string" table:style-name="ce6">
            <text:p>81-NCP15XW222J03RC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NCP15XW222J03RC</text:p>
          </table:table-cell>
          <table:table-cell office:value-type="string" table:style-name="ce6">
            <text:p>Murata Electronics</text:p>
          </table:table-cell>
          <table:table-cell office:value-type="string" table:style-name="ce6">
            <text:p>2.2K 5%</text:p>
          </table:table-cell>
          <table:table-cell office:value-type="float" office:value="402" table:style-name="ce6">
            <text:p>402</text:p>
          </table:table-cell>
          <table:table-cell office:value-type="float" office:value="1" table:style-name="ce6">
            <text:p>1</text:p>
          </table:table-cell>
          <table:table-cell office:value-type="float" office:value="0.14000000000000001" table:style-name="ce7">
            <text:p>$0,14</text:p>
          </table:table-cell>
          <table:table-cell office:value-type="float" office:value="8.5999999999999993E-2" table:style-name="ce7">
            <text:p>$0,09</text:p>
          </table:table-cell>
          <table:table-cell office:value-type="float" office:value="8.5999999999999993E-2" table:style-name="ce7">
            <text:p>$0,09</text:p>
          </table:table-cell>
          <table:table-cell office:value-type="float" office:value="6.5000000000000002E-2" table:style-name="ce7">
            <text:p>$0,07</text:p>
          </table:table-cell>
          <table:table-cell office:value-type="float" office:value="0.14000000000000001" table:formula="msoxl:=IF(($A$2*I52)&lt;10,($A$2*I52)*J52,IF(($A$2*I52)&lt;25,($A$2*I52)*K52,IF(($A$2*I52)&lt;=99,($A$2*I52)*L52,IF(($A$2*I52)&gt;=100,($A$2*I52)*M52))))" table:style-name="ce7">
            <text:p>$0,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1</text:p>
          </table:table-cell>
          <table:table-cell office:value-type="string" table:style-name="ce6">
            <text:p>Rt angle PCI-E header</text:p>
          </table:table-cell>
          <table:table-cell office:value-type="string" table:style-name="ce6">
            <text:p>538-45558-0003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45558-0003</text:p>
          </table:table-cell>
          <table:table-cell office:value-type="string" table:style-name="ce6">
            <text:p>Molex</text:p>
          </table:table-cell>
          <table:table-cell office:value-type="string" table:style-name="ce6">
            <text:p>6pin, 4.2mm</text:p>
          </table:table-cell>
          <table:table-cell office:value-type="string" table:style-name="ce6">
            <text:p>Through Hole</text:p>
          </table:table-cell>
          <table:table-cell office:value-type="float" office:value="1" table:style-name="ce6">
            <text:p>1</text:p>
          </table:table-cell>
          <table:table-cell office:value-type="float" office:value="0.85" table:style-name="ce7">
            <text:p>$0,85</text:p>
          </table:table-cell>
          <table:table-cell office:value-type="float" office:value="0.77" table:style-name="ce7">
            <text:p>$0,77</text:p>
          </table:table-cell>
          <table:table-cell office:value-type="float" office:value="0.77" table:style-name="ce7">
            <text:p>$0,77</text:p>
          </table:table-cell>
          <table:table-cell office:value-type="float" office:value="0.61199999999999999" table:style-name="ce7">
            <text:p>$0,61</text:p>
          </table:table-cell>
          <table:table-cell office:value-type="float" office:value="0.85" table:formula="msoxl:=IF(($A$2*I53)&lt;10,($A$2*I53)*J53,IF(($A$2*I53)&lt;25,($A$2*I53)*K53,IF(($A$2*I53)&lt;=99,($A$2*I53)*L53,IF(($A$2*I53)&gt;=100,($A$2*I53)*M53))))" table:style-name="ce7">
            <text:p>$0,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2</text:p>
          </table:table-cell>
          <table:table-cell office:value-type="string" table:style-name="ce6">
            <text:p>Mini USB Connector, Type B</text:p>
          </table:table-cell>
          <table:table-cell office:value-type="string" table:style-name="ce6">
            <text:p>649-10033526N3212MLF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10033526-N3212MLF</text:p>
          </table:table-cell>
          <table:table-cell office:value-type="string" table:style-name="ce6">
            <text:p>FCI</text:p>
          </table:table-cell>
          <table:table-cell office:value-type="string" table:style-name="ce6">
            <text:p>FCI 5pin</text:p>
          </table:table-cell>
          <table:table-cell office:value-type="string" table:style-name="ce6">
            <text:p>SMD</text:p>
          </table:table-cell>
          <table:table-cell office:value-type="float" office:value="1" table:style-name="ce6">
            <text:p>1</text:p>
          </table:table-cell>
          <table:table-cell office:value-type="float" office:value="0.68" table:style-name="ce7">
            <text:p>$0,68</text:p>
          </table:table-cell>
          <table:table-cell office:value-type="float" office:value="0.56200000000000006" table:style-name="ce7">
            <text:p>$0,56</text:p>
          </table:table-cell>
          <table:table-cell office:value-type="float" office:value="0.56200000000000006" table:style-name="ce7">
            <text:p>$0,56</text:p>
          </table:table-cell>
          <table:table-cell office:value-type="float" office:value="0.49199999999999999" table:style-name="ce7">
            <text:p>$0,49</text:p>
          </table:table-cell>
          <table:table-cell office:value-type="float" office:value="0.68" table:formula="msoxl:=IF(($A$2*I54)&lt;10,($A$2*I54)*J54,IF(($A$2*I54)&lt;25,($A$2*I54)*K54,IF(($A$2*I54)&lt;=99,($A$2*I54)*L54,IF(($A$2*I54)&gt;=100,($A$2*I54)*M54))))" table:style-name="ce7">
            <text:p>$0,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3,J5</text:p>
          </table:table-cell>
          <table:table-cell office:value-type="string" table:style-name="ce6">
            <text:p>Pin Headers, SMD 4 pin Vertical</text:p>
          </table:table-cell>
          <table:table-cell office:value-type="float" office:value="14112" table:style-name="ce6">
            <text:p>14112</text:p>
          </table:table-cell>
          <table:table-cell office:value-type="string" table:style-name="ce6">
            <text:p>4uconnector.com</text:p>
          </table:table-cell>
          <table:table-cell office:value-type="float" office:value="14112" table:style-name="ce6">
            <text:p>14112</text:p>
          </table:table-cell>
          <table:table-cell office:value-type="string" table:style-name="ce6">
            <text:p>4UCONN</text:p>
          </table:table-cell>
          <table:table-cell office:value-type="string" table:style-name="ce6">
            <text:p>2x2pin, 2.54mm Vertical</text:p>
          </table:table-cell>
          <table:table-cell office:value-type="string" table:style-name="ce6">
            <text:p>SMD</text:p>
          </table:table-cell>
          <table:table-cell office:value-type="float" office:value="4" table:style-name="ce6">
            <text:p>4</text:p>
          </table:table-cell>
          <table:table-cell office:value-type="float" office:value="1.89" table:style-name="ce7">
            <text:p>$1,89</text:p>
          </table:table-cell>
          <table:table-cell office:value-type="float" office:value="1.64" table:style-name="ce7">
            <text:p>$1,64</text:p>
          </table:table-cell>
          <table:table-cell office:value-type="float" office:value="1.64" table:style-name="ce7">
            <text:p>$1,64</text:p>
          </table:table-cell>
          <table:table-cell office:value-type="float" office:value="1.32" table:style-name="ce7">
            <text:p>$1,32</text:p>
          </table:table-cell>
          <table:table-cell office:value-type="float" office:value="7.56" table:formula="msoxl:=IF(($A$2*I55)&lt;10,($A$2*I55)*J55,IF(($A$2*I55)&lt;25,($A$2*I55)*K55,IF(($A$2*I55)&lt;=99,($A$2*I55)*L55,IF(($A$2*I55)&gt;=100,($A$2*I55)*M55))))" table:style-name="ce7">
            <text:p>$7,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J4</text:p>
          </table:table-cell>
          <table:table-cell office:value-type="string" table:style-name="ce6">
            <text:p>Pin Header SMD, RA mount (FAN)</text:p>
          </table:table-cell>
          <table:table-cell office:value-type="float" office:value="11182" table:style-name="ce6">
            <text:p>11182</text:p>
          </table:table-cell>
          <table:table-cell office:value-type="string" table:style-name="ce6">
            <text:p>4uconnector.com</text:p>
          </table:table-cell>
          <table:table-cell office:value-type="float" office:value="11182" table:style-name="ce6">
            <text:p>11182</text:p>
          </table:table-cell>
          <table:table-cell office:value-type="string" table:style-name="ce6">
            <text:p>4UCONN</text:p>
          </table:table-cell>
          <table:table-cell office:value-type="string" table:style-name="ce6">
            <text:p>3 pin, 2.54mm RA</text:p>
          </table:table-cell>
          <table:table-cell office:value-type="string" table:style-name="ce6">
            <text:p>SMD</text:p>
          </table:table-cell>
          <table:table-cell office:value-type="float" office:value="1" table:style-name="ce6">
            <text:p>1</text:p>
          </table:table-cell>
          <table:table-cell office:value-type="float" office:value="1.89" table:style-name="ce7">
            <text:p>$1,89</text:p>
          </table:table-cell>
          <table:table-cell office:value-type="float" office:value="1.64" table:style-name="ce7">
            <text:p>$1,64</text:p>
          </table:table-cell>
          <table:table-cell office:value-type="float" office:value="1.64" table:style-name="ce7">
            <text:p>$1,64</text:p>
          </table:table-cell>
          <table:table-cell office:value-type="float" office:value="1.32" table:style-name="ce7">
            <text:p>$1,32</text:p>
          </table:table-cell>
          <table:table-cell office:value-type="float" office:value="1.89" table:formula="msoxl:=IF(($A$2*I56)&lt;10,($A$2*I56)*J56,IF(($A$2*I56)&lt;25,($A$2*I56)*K56,IF(($A$2*I56)&lt;=99,($A$2*I56)*L56,IF(($A$2*I56)&gt;=100,($A$2*I56)*M56))))" table:style-name="ce7">
            <text:p>$1,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CB</text:p>
          </table:table-cell>
          <table:table-cell table:number-columns-repeated="7" table:style-name="ce6"/>
          <table:table-cell office:value-type="float" office:value="1" table:style-name="ce6">
            <text:p>1</text:p>
          </table:table-cell>
          <table:table-cell office:value-type="float" office:value="49" table:style-name="ce7">
            <text:p>$49,00</text:p>
          </table:table-cell>
          <table:table-cell office:value-type="float" office:value="48" table:style-name="ce7">
            <text:p>$48,00</text:p>
          </table:table-cell>
          <table:table-cell office:value-type="float" office:value="47" table:style-name="ce7">
            <text:p>$47,00</text:p>
          </table:table-cell>
          <table:table-cell office:value-type="float" office:value="46" table:style-name="ce7">
            <text:p>$46,00</text:p>
          </table:table-cell>
          <table:table-cell office:value-type="float" office:value="49" table:formula="msoxl:=IF(($A$2*I57)&lt;10,($A$2*I57)*J57,IF(($A$2*I57)&lt;25,($A$2*I57)*K57,IF(($A$2*I57)&lt;=99,($A$2*I57)*L57,IF(($A$2*I57)&gt;=100,($A$2*I57)*M57))))" table:style-name="ce7">
            <text:p>$49,0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7" table:style-name="ce6"/>
          <table:table-cell table:style-name="ce1"/>
          <table:table-cell table:number-columns-repeated="5" table:style-name="ce3"/>
          <table:table-cell table:number-columns-repeated="16370"/>
        </table:table-row>
        <table:table-row table:style-name="ro1">
          <table:table-cell office:value-type="string" table:style-name="ce2">
            <text:p>Alternatives</text:p>
          </table:table-cell>
          <table:table-cell table:number-columns-repeated="7" table:style-name="ce6"/>
          <table:table-cell table:style-name="ce1"/>
          <table:table-cell table:number-columns-repeated="5" table:style-name="ce3"/>
          <table:table-cell table:number-columns-repeated="16370"/>
        </table:table-row>
        <table:table-row table:style-name="ro1">
          <table:table-cell office:value-type="string" table:style-name="ce1">
            <text:p>U17</text:p>
          </table:table-cell>
          <table:table-cell office:value-type="string" table:style-name="ce6">
            <text:p>USB Micro Controller</text:p>
          </table:table-cell>
          <table:table-cell office:value-type="string" table:style-name="ce6">
            <text:p>579-PIC16LF1459-I/ML</text:p>
          </table:table-cell>
          <table:table-cell office:value-type="string" table:style-name="ce6">
            <text:p>mouser.com</text:p>
          </table:table-cell>
          <table:table-cell office:value-type="string" table:style-name="ce8">
            <text:p>PIC16LF1459-I/ML</text:p>
          </table:table-cell>
          <table:table-cell office:value-type="string" table:style-name="ce6">
            <text:p>Microchip</text:p>
          </table:table-cell>
          <table:table-cell office:value-type="string" table:style-name="ce6">
            <text:p>only for K16q PCB</text:p>
          </table:table-cell>
          <table:table-cell office:value-type="string" table:style-name="ce6">
            <text:p>QFN20</text:p>
          </table:table-cell>
          <table:table-cell office:value-type="float" office:value="1" table:style-name="ce6">
            <text:p>1</text:p>
          </table:table-cell>
          <table:table-cell table:number-columns-repeated="3" table:style-name="ce3"/>
          <table:table-cell office:value-type="string" table:style-name="ce9">
            <text:p>Total parts + PCB cost<text:s/></text:p>
          </table:table-cell>
          <table:table-cell office:value-type="float" office:value="105.22999999999999" table:formula="msoxl:=SUM(N5:N57)" table:style-name="ce7">
            <text:p>$105,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20</text:p>
          </table:table-cell>
          <table:table-cell office:value-type="string" table:style-name="ce6">
            <text:p>3.3V, 1A Buck Step Down Regulator</text:p>
          </table:table-cell>
          <table:table-cell office:value-type="string" table:style-name="ce6">
            <text:p>579-MCP16321T-330ENG</text:p>
          </table:table-cell>
          <table:table-cell office:value-type="string" table:style-name="ce6">
            <text:p>mouser.com</text:p>
          </table:table-cell>
          <table:table-cell office:value-type="string" table:style-name="ce6">
            <text:p>MCP16321T-330E/NG</text:p>
          </table:table-cell>
          <table:table-cell office:value-type="string" table:style-name="ce6">
            <text:p>Microchip Technology</text:p>
          </table:table-cell>
          <table:table-cell office:value-type="string" table:style-name="ce6">
            <text:p>3.3V@1A</text:p>
          </table:table-cell>
          <table:table-cell office:value-type="string" table:style-name="ce6">
            <text:p>QFN16</text:p>
          </table:table-cell>
          <table:table-cell office:value-type="float" office:value="1" table:style-name="ce6">
            <text:p>1</text:p>
          </table:table-cell>
          <table:table-cell table:number-columns-repeated="3" table:style-name="ce3"/>
          <table:table-cell office:value-type="string" table:style-name="ce9">
            <text:p>Parts cost per board</text:p>
          </table:table-cell>
          <table:table-cell office:value-type="float" office:value="105.22999999999999" table:formula="msoxl:=N60/A2" table:style-name="ce7">
            <text:p>$105,23</text:p>
          </table:table-cell>
          <table:table-cell table:number-columns-repeated="16370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>
      <number:text>$</number:text>
      <number:number number:decimal-places="2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95%" style:table-centering="none" style:print="objects charts drawings"/>
      <style:header-style>
        <style:header-footer-properties fo:min-height="1.01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478059</meta:initial-creator>
    <dc:creator>Jojko</dc:creator>
    <meta:creation-date>2013-08-29T20:27:56Z</meta:creation-date>
    <dc:date>2013-12-24T23:30:46Z</dc:date>
    <meta:print-date>2013-12-24T23:30:25Z</meta:print-date>
  </office:meta>
</office:document-meta>
</file>